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gorithmParameters.getEncoded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gorithmParameters.get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gorithmParameters.getParameterSpec( java . lang . Class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gorithmParameters.getInstanc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gorithmParameters.getInstance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gorithmParameters.init( java . security . spec . AlgorithmParameterSpec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gorithmParameters.init( byte [ ]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gorithmParameters.getEnco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gorithmParameters.init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gorithmParameter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gorithmParameters.AlgorithmParameters( java . security . AlgorithmParametersSpi var0 , java . security . Provider var1 , java . lang . String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gorithmParameters.getAlgorith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